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889cm" style:rel-column-width="728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27c2" officeooo:paragraph-rsid="000627c2"/>
    </style:style>
    <style:style style:name="P2" style:family="paragraph" style:parent-style-name="Standard">
      <style:text-properties officeooo:rsid="000947e1" officeooo:paragraph-rsid="000947e1"/>
    </style:style>
    <style:style style:name="P3" style:family="paragraph" style:parent-style-name="Table_20_Contents">
      <style:paragraph-properties fo:text-align="center" style:justify-single-word="false"/>
      <style:text-properties officeooo:rsid="000627c2" officeooo:paragraph-rsid="000627c2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627c2"/>
    </style:style>
    <style:style style:name="T2" style:family="text">
      <style:text-properties officeooo:rsid="0007521d"/>
    </style:style>
    <style:style style:name="T3" style:family="text">
      <style:text-properties officeooo:rsid="000947e1"/>
    </style:style>
    <style:style style:name="T4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传感器输出数据格式：</text:p>
      <text:p text:style-name="P1">共 17 字节</text:p>
      <table:table table:name="表格1" table:style-name="表格1">
        <table:table-column table:style-name="表格1.A" table:number-columns-repeated="9"/>
        <table:table-row>
          <table:table-cell table:style-name="表格1.A1" table:number-columns-spanned="3" office:value-type="string">
            <text:p text:style-name="P3">固定头部 3字节</text:p>
          </table:table-cell>
          <table:covered-table-cell/>
          <table:covered-table-cell/>
          <table:table-cell table:style-name="表格1.A1" table:number-columns-spanned="5" office:value-type="string">
            <text:p text:style-name="P4">数据部分 <text:span text:style-name="T1">12 字节</text:span></text:p>
          </table:table-cell>
          <table:covered-table-cell/>
          <table:covered-table-cell/>
          <table:covered-table-cell/>
          <table:covered-table-cell/>
          <table:table-cell table:style-name="表格1.I1" office:value-type="string">
            <text:p text:style-name="P4">CRC校验</text:p>
          </table:table-cell>
        </table:table-row>
        <table:table-row>
          <table:table-cell table:style-name="表格1.A2" office:value-type="string">
            <text:p text:style-name="P4">设备地址</text:p>
          </table:table-cell>
          <table:table-cell table:style-name="表格1.A2" office:value-type="string">
            <text:p text:style-name="P4">功能号</text:p>
          </table:table-cell>
          <table:table-cell table:style-name="表格1.A2" office:value-type="string">
            <text:p text:style-name="P4">数据位</text:p>
          </table:table-cell>
          <table:table-cell table:style-name="表格1.A2" office:value-type="string">
            <text:p text:style-name="P4">温度 t</text:p>
          </table:table-cell>
          <table:table-cell table:style-name="表格1.A2" office:value-type="string">
            <text:p text:style-name="P4">水分 m</text:p>
          </table:table-cell>
          <table:table-cell table:style-name="表格1.A2" office:value-type="string">
            <text:p text:style-name="P4">填充</text:p>
          </table:table-cell>
          <table:table-cell table:style-name="表格1.A2" office:value-type="string">
            <text:p text:style-name="P4">水分原始</text:p>
          </table:table-cell>
          <table:table-cell table:style-name="表格1.A2" office:value-type="string">
            <text:p text:style-name="P4">填充</text:p>
          </table:table-cell>
          <table:table-cell table:style-name="表格1.I2" office:value-type="string">
            <text:p text:style-name="P4">CRC<text:span text:style-name="T1">16</text:span></text:p>
          </table:table-cell>
        </table:table-row>
        <table:table-row>
          <table:table-cell table:style-name="表格1.A2" office:value-type="string">
            <text:p text:style-name="P3">0x01</text:p>
          </table:table-cell>
          <table:table-cell table:style-name="表格1.A2" office:value-type="string">
            <text:p text:style-name="P3">0x03</text:p>
          </table:table-cell>
          <table:table-cell table:style-name="表格1.A2" office:value-type="string">
            <text:p text:style-name="P3">0x0c</text:p>
          </table:table-cell>
          <table:table-cell table:style-name="表格1.A2" office:value-type="string">
            <text:p text:style-name="P3">2 byte</text:p>
          </table:table-cell>
          <table:table-cell table:style-name="表格1.A2" office:value-type="string">
            <text:p text:style-name="P3">2byte</text:p>
          </table:table-cell>
          <table:table-cell table:style-name="表格1.A2" office:value-type="string">
            <text:p text:style-name="P3">0x0 4byte</text:p>
          </table:table-cell>
          <table:table-cell table:style-name="表格1.A2" office:value-type="string">
            <text:p text:style-name="P3">2byte</text:p>
          </table:table-cell>
          <table:table-cell table:style-name="表格1.A2" office:value-type="string">
            <text:p text:style-name="P3">2 byte</text:p>
          </table:table-cell>
          <table:table-cell table:style-name="表格1.I2" office:value-type="string">
            <text:p text:style-name="P3">2 byte</text:p>
          </table:table-cell>
        </table:table-row>
      </table:table>
      <text:p text:style-name="P1"/>
      <text:p text:style-name="P1">说明：</text:p>
      <text:p text:style-name="P1">功能号：传感器主动输出数据时功能号固定为3</text:p>
      <text:p text:style-name="P1">数据位：代表含有的有效数据位数</text:p>
      <text:p text:style-name="P1">数据部分：水分原始值指AD的原始数据；</text:p>
      <text:p text:style-name="P1"><text:tab/><text:tab/> <text:s text:c="2"/>温度计算(℃)：T= t/100;</text:p>
      <text:p text:style-name="P1"><text:tab/><text:tab/> <text:s text:c="2"/>水分(%)：M=m/100<text:span text:style-name="T3">0</text:span>0.</text:p>
      <text:p text:style-name="P1"><text:tab/><text:tab/> <text:s text:c="2"/><text:span text:style-name="T2">m、t均为十进制。</text:span></text:p>
      <text:p text:style-name="P1"/>
      <text:p text:style-name="P1">例：</text:p>
      <text:p text:style-name="P2">01 03 0c <text:span text:style-name="T4">07 b8 09 01 00 00 00 00 07 94 00 00</text:span> 87 3e</text:p>
      <text:p text:style-name="P2">温度T=0x07b8/100=1976/100=19.76℃;</text:p>
      <text:p text:style-name="P2">水分M=0x0901/10000=2305/10000=23.05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3:38:03.152265160</meta:creation-date>
    <dc:date>2015-03-21T13:59:36.228228510</dc:date>
    <meta:editing-duration>PT21M30S</meta:editing-duration>
    <meta:editing-cycles>7</meta:editing-cycles>
    <meta:generator>LibreOffice/4.3.2.2$Linux_X86_64 LibreOffice_project/edfb5295ba211bd31ad47d0bad0118690f76407d</meta:generator>
    <meta:document-statistic meta:table-count="1" meta:image-count="0" meta:object-count="0" meta:page-count="1" meta:paragraph-count="34" meta:word-count="173" meta:character-count="353" meta:non-whitespace-character-count="310"/>
  </office:meta>
</office:document-meta>
</file>